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automatic-styles>
    <style:style style:name="P1" style:family="paragraph" style:parent-style-name="Standard">
      <style:paragraph-properties fo:line-height="150%" fo:text-align="center" style:justify-single-word="false"/>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rsid="000c1c02" officeooo:paragraph-rsid="000c1c02" style:font-size-asian="14pt" style:font-size-complex="14pt"/>
    </style:style>
    <style:style style:name="P3" style:family="paragraph" style:parent-style-name="Standard">
      <style:paragraph-properties fo:line-height="150%" style:writing-mode="lr-tb"/>
      <style:text-properties style:font-name="Ubuntu" fo:font-size="14pt" officeooo:rsid="000c1c02" officeooo:paragraph-rsid="000c1c02" style:font-size-asian="14pt" style:font-size-complex="14pt"/>
    </style:style>
    <style:style style:name="P4" style:family="paragraph" style:parent-style-name="Standard">
      <style:paragraph-properties fo:line-height="150%" style:writing-mode="lr-tb"/>
      <style:text-properties style:font-name="Ubuntu" fo:font-size="14pt" officeooo:rsid="000c1c02" officeooo:paragraph-rsid="001088cc" style:font-size-asian="14pt" style:font-size-complex="14pt"/>
    </style:style>
    <style:style style:name="P5" style:family="paragraph" style:parent-style-name="Standard">
      <style:paragraph-properties fo:line-height="150%"/>
      <style:text-properties style:font-name="Ubuntu" fo:font-size="14pt" officeooo:rsid="001088cc" officeooo:paragraph-rsid="001088cc" style:font-size-asian="14pt" style:font-size-complex="14pt"/>
    </style:style>
    <style:style style:name="P6" style:family="paragraph" style:parent-style-name="Standard">
      <style:paragraph-properties fo:line-height="150%" style:writing-mode="lr-tb"/>
      <style:text-properties style:font-name="Ubuntu" fo:font-size="14pt" officeooo:rsid="001088cc" officeooo:paragraph-rsid="001088cc" style:font-size-asian="14pt" style:font-size-complex="14pt"/>
    </style:style>
    <style:style style:name="P7" style:family="paragraph" style:parent-style-name="Standard">
      <style:paragraph-properties fo:line-height="150%" style:writing-mode="lr-tb"/>
      <style:text-properties style:font-name="Ubuntu" fo:font-size="14pt" officeooo:rsid="00120a0f" officeooo:paragraph-rsid="00120a0f" style:font-size-asian="14pt" style:font-size-complex="14pt"/>
    </style:style>
    <style:style style:name="P8" style:family="paragraph" style:parent-style-name="Standard">
      <style:paragraph-properties fo:line-height="150%" style:writing-mode="lr-tb"/>
      <style:text-properties style:font-name="Ubuntu" fo:font-size="14pt" officeooo:rsid="00135a0b" officeooo:paragraph-rsid="00135a0b" style:font-size-asian="14pt" style:font-size-complex="14pt"/>
    </style:style>
    <style:style style:name="P9" style:family="paragraph" style:parent-style-name="Standard">
      <style:paragraph-properties fo:line-height="150%"/>
      <style:text-properties style:font-name="Ubuntu" fo:font-size="14pt" officeooo:rsid="00150039" officeooo:paragraph-rsid="00150039" style:font-size-asian="14pt" style:font-size-complex="14pt"/>
    </style:style>
    <style:style style:name="P10" style:family="paragraph" style:parent-style-name="Standard">
      <style:paragraph-properties fo:line-height="150%"/>
      <style:text-properties style:font-name="Ubuntu" fo:font-size="14pt" officeooo:rsid="00183d1d" officeooo:paragraph-rsid="00183d1d" style:font-size-asian="14pt" style:font-size-complex="14pt"/>
    </style:style>
    <style:style style:name="P11" style:family="paragraph" style:parent-style-name="Standard">
      <style:paragraph-properties fo:line-height="150%"/>
      <style:text-properties style:font-name="Ubuntu" fo:font-size="14pt" officeooo:rsid="001a56ff" officeooo:paragraph-rsid="001a56ff" style:font-size-asian="14pt" style:font-size-complex="14pt"/>
    </style:style>
    <style:style style:name="P12" style:family="paragraph" style:parent-style-name="Standard">
      <style:paragraph-properties fo:line-height="150%"/>
      <style:text-properties style:font-name="Ubuntu" fo:font-size="14pt" officeooo:rsid="001c3513" officeooo:paragraph-rsid="001c3513" style:font-size-asian="14pt" style:font-size-complex="14pt"/>
    </style:style>
    <style:style style:name="P13" style:family="paragraph" style:parent-style-name="Standard">
      <style:paragraph-properties fo:line-height="150%"/>
      <style:text-properties style:font-name="Ubuntu" fo:font-size="14pt" officeooo:rsid="001deee8" officeooo:paragraph-rsid="001deee8" style:font-size-asian="14pt" style:font-size-complex="14pt"/>
    </style:style>
    <style:style style:name="P14" style:family="paragraph" style:parent-style-name="Standard">
      <style:paragraph-properties fo:line-height="150%"/>
      <style:text-properties style:font-name="Ubuntu" fo:font-size="14pt" officeooo:rsid="001e6ea7" officeooo:paragraph-rsid="001e6ea7" style:font-size-asian="14pt" style:font-size-complex="14pt"/>
    </style:style>
    <style:style style:name="P15" style:family="paragraph" style:parent-style-name="Standard">
      <style:paragraph-properties fo:line-height="150%"/>
      <style:text-properties style:font-name="Ubuntu" fo:font-size="14pt" officeooo:rsid="001fbc0f" officeooo:paragraph-rsid="001fbc0f" style:font-size-asian="14pt" style:font-size-complex="14pt"/>
    </style:style>
    <style:style style:name="P16" style:family="paragraph" style:parent-style-name="Standard">
      <style:paragraph-properties fo:line-height="150%"/>
      <style:text-properties style:font-name="Ubuntu" fo:font-size="14pt" officeooo:rsid="001fbc0f" officeooo:paragraph-rsid="0021919f" style:font-size-asian="14pt" style:font-size-complex="14pt"/>
    </style:style>
    <style:style style:name="P17" style:family="paragraph" style:parent-style-name="Standard">
      <style:paragraph-properties fo:line-height="150%"/>
      <style:text-properties style:font-name="Ubuntu" fo:font-size="14pt" officeooo:rsid="002079a2" officeooo:paragraph-rsid="002079a2" style:font-size-asian="14pt" style:font-size-complex="14pt"/>
    </style:style>
    <style:style style:name="P18" style:family="paragraph" style:parent-style-name="Standard">
      <style:paragraph-properties fo:line-height="150%"/>
      <style:text-properties style:font-name="Ubuntu" fo:font-size="14pt" officeooo:rsid="0023522a" officeooo:paragraph-rsid="0023522a" style:font-size-asian="14pt" style:font-size-complex="14pt"/>
    </style:style>
    <style:style style:name="P19" style:family="paragraph" style:parent-style-name="Standard">
      <style:paragraph-properties fo:line-height="150%"/>
      <style:text-properties style:font-name="Ubuntu" fo:font-size="14pt" officeooo:rsid="0024357c" officeooo:paragraph-rsid="0024357c" style:font-size-asian="14pt" style:font-size-complex="14pt"/>
    </style:style>
    <style:style style:name="P20" style:family="paragraph" style:parent-style-name="Standard">
      <style:paragraph-properties fo:line-height="150%"/>
      <style:text-properties style:font-name="Ubuntu" fo:font-size="14pt" officeooo:rsid="002460a8" officeooo:paragraph-rsid="002460a8" style:font-size-asian="14pt" style:font-size-complex="14pt"/>
    </style:style>
    <style:style style:name="P21" style:family="paragraph" style:parent-style-name="Standard">
      <style:paragraph-properties fo:line-height="150%"/>
      <style:text-properties style:font-name="Ubuntu" fo:font-size="14pt" officeooo:rsid="0024dd02" officeooo:paragraph-rsid="0024dd02" style:font-size-asian="14pt" style:font-size-complex="14pt"/>
    </style:style>
    <style:style style:name="P22" style:family="paragraph" style:parent-style-name="Standard">
      <style:paragraph-properties fo:line-height="150%"/>
      <style:text-properties officeooo:paragraph-rsid="0021919f"/>
    </style:style>
    <style:style style:name="P23" style:family="paragraph" style:parent-style-name="Heading_20_1">
      <style:paragraph-properties fo:line-height="150%" fo:text-align="center" style:justify-single-word="false"/>
      <style:text-properties style:font-name="Ubuntu"/>
    </style:style>
    <style:style style:name="P24" style:family="paragraph" style:parent-style-name="Heading_20_2">
      <style:paragraph-properties fo:line-height="150%" fo:text-align="center" style:justify-single-word="false"/>
      <style:text-properties style:font-name="Ubuntu"/>
    </style:style>
    <style:style style:name="P25" style:family="paragraph" style:parent-style-name="Standard">
      <style:paragraph-properties fo:line-height="150%" fo:text-align="center" style:justify-single-word="false"/>
      <style:text-properties style:font-name="Ubuntu" fo:font-size="14pt" style:font-size-asian="14pt" style:font-size-complex="14pt"/>
    </style:style>
    <style:style style:name="P26" style:family="paragraph" style:parent-style-name="Standard">
      <style:paragraph-properties fo:line-height="150%"/>
      <style:text-properties style:font-name="Ubuntu" fo:font-size="14pt" officeooo:paragraph-rsid="0024dd02" style:font-size-asian="14pt" style:font-size-complex="14pt"/>
    </style:style>
    <style:style style:name="P27" style:family="paragraph" style:parent-style-name="Standard">
      <style:paragraph-properties fo:line-height="150%" style:writing-mode="lr-tb"/>
      <style:text-properties style:font-name="Ubuntu" fo:font-size="14pt" officeooo:rsid="00120a0f" officeooo:paragraph-rsid="00120a0f" style:font-size-asian="14pt" style:font-size-complex="14pt"/>
    </style:style>
    <style:style style:name="P28" style:family="paragraph" style:parent-style-name="Standard">
      <style:paragraph-properties fo:line-height="150%" style:writing-mode="lr-tb"/>
      <style:text-properties style:font-name="Ubuntu" fo:font-size="14pt" officeooo:rsid="00295136" officeooo:paragraph-rsid="00295136" style:font-size-asian="14pt" style:font-size-complex="14pt"/>
    </style:style>
    <style:style style:name="T1" style:family="text">
      <style:text-properties officeooo:rsid="000c1c02"/>
    </style:style>
    <style:style style:name="T2" style:family="text">
      <style:text-properties officeooo:rsid="00120a0f"/>
    </style:style>
    <style:style style:name="T3" style:family="text">
      <style:text-properties officeooo:rsid="001871b5"/>
    </style:style>
    <style:style style:name="T4" style:family="text">
      <style:text-properties fo:font-weight="bold" style:font-weight-asian="bold" style:font-weight-complex="bold"/>
    </style:style>
    <style:style style:name="T5" style:family="text">
      <style:text-properties officeooo:rsid="001e6ea7"/>
    </style:style>
    <style:style style:name="T6" style:family="text">
      <style:text-properties officeooo:rsid="002079a2"/>
    </style:style>
    <style:style style:name="T7" style:family="text">
      <style:text-properties officeooo:rsid="0021919f"/>
    </style:style>
    <style:style style:name="T8" style:family="text">
      <style:text-properties style:font-name="Ubuntu" fo:font-size="14pt" officeooo:rsid="0021919f" style:font-size-asian="14pt" style:font-size-complex="14pt"/>
    </style:style>
    <style:style style:name="T9" style:family="text">
      <style:text-properties officeooo:rsid="002460a8"/>
    </style:style>
    <style:style style:name="T10" style:family="text">
      <style:text-properties officeooo:rsid="0024dd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Como a internet funciona</text:h>
      <text:p text:style-name="P5">A internet é dividida em duas partes principais, o hardware e o software. O hardware são os cabos de fibra ótica que se interligam por todo o mundo e o software é o responsavel por gerenciar os dados e garantir que chegue em segurança.</text:p>
      <text:p text:style-name="P2"/>
      <text:p text:style-name="P5">Interligação dos dispositivos em todo o mundo, uma interligação de redes feita por meio de milhares de cabos submarinos de fibra ótica, que percorrem o mundo, a partir deles outras ligações são feitas através de cabos coaxiais e roteadores.</text:p>
      <text:p text:style-name="P2"/>
      <text:p text:style-name="P5">O software é uma série de protocolos <text:span text:style-name="T1">(UDP, TCP, FTP, ARP, ICMP, HTTP, SMTP, IP, POP3, DNS) </text:span>criados para que os dados não se percam no meio do caminho, o mais importante dos protocolos é o TCP IP.</text:p>
      <text:p text:style-name="P4"/>
      <text:p text:style-name="P6">Para a informação ser enviada, o IP divide ela em varias partes, colocando em cada parte o IP do dispositivo que esta enviando, essas partes são chamadas de pacotes, <text:span text:style-name="T2">esses pacotes serão enviados e passarão por milhares de cabos e roteadores até achar o destinatario correto, tudo em um piscar de olhos.</text:span></text:p>
      <text:p text:style-name="P7">Quando a informação chega ao destinatario, ela esta dividida e bagunçada e é ai que entra o protocolo TCP, ele é responsavel por montar o quebra cabeça e avisar ao IP se estiver alguma parte faltando, caso tenha o IP volta ao remetente e envia de novo a parte que falta.</text:p>
      <text:p text:style-name="P3"/>
      <text:p text:style-name="P7"><text:soft-page-break/>Se algum cabo se romper ou se estiver congestionado as informações chegaram ao mesmo destino por milhares de rotas alternativas.</text:p>
      <text:p text:style-name="P3"/>
      <text:p text:style-name="P7"><text:span text:style-name="T4">Ex:</text:span></text:p>
      <text:p text:style-name="P8">Uma carta será enviada (Informação), ela será picada em varias partes e em cada parte será registrada com o endereço do remetente e destinatario (IP), cada parte será colocada em um correio diferente (cabos e roteadores), um manual ensinando a como montar a carta e informando a quantidade de pedaços que ela possui será enviado junto (TCP).</text:p>
      <text:p text:style-name="P28">____________________________________________________________________</text:p>
      <text:h text:style-name="P24" text:outline-level="2">Protocolo IP</text:h>
      <text:p text:style-name="P10">É um conjunto de regras para os dispositivos conversarem entre si, <text:span text:style-name="T3">é a camada logica que separa as telecomunicações da internet</text:span>, no caso do IP essas regras informam duas coisas principais: Identifica cada dispositivo na rede e divide a informação em pacotes, essa divisão se chama “comutação de pacotes”.</text:p>
      <text:p text:style-name="P9"/>
      <text:p text:style-name="P10">O IP funciona sobre qualquer tecnologia de telecomunicações, ou seja, diferentes redes podem ser interligadas pelo IP, com isso todas as aplicações podem se basear nele, sem precisar se preocupar com como cada tipo de rede funciona.</text:p>
      <text:h text:style-name="P24" text:outline-level="2">Sistemas autonomos, BGP e PTTs</text:h>
      <text:p text:style-name="P11">A internet é uma rede de redes, formada por milhares de empresas independentes. O provedor tem seu provedor que se liga a outras redes e assim por diante, google, gmail, netflix e todas as outras <text:soft-page-break/>aplicações e serviços estão em uma dessas redes. O nome tecnico dessas redes que formam a internet é “Sistema Autonomo” ou “AS.</text:p>
      <text:p text:style-name="P11">O nome vem da independencia tecnica e administrativa que cada uma dessas redes tem, elas colaboram entre si e seguem padrões tecnologicos em comum para poder inter-operar e formar a internet, mas ao mesmo tempo possuem total liberdade para alterar sua parte da rede como acharem melhor, essas redes são identificadas por um numero, o ASN (autonomo System Number).</text:p>
      <text:p text:style-name="P11"/>
      <text:p text:style-name="P11">Existe diversos tipos de sistemas autonomos, aqueles que oferecem serviços ou conteudos são chamados de “Provedores de serviço/conteudo”, aqueles que oferecem acesso aos usuarios à internet são chamados de “Provedores de acesso” e os provedores dos provedores são os “Provedores de transito”.</text:p>
      <text:p text:style-name="P11"/>
      <text:p text:style-name="P12">Muitos provedores de transito tem grandes redes e forma o backbone da internet, esse nucleo é tecnicamente muito simples, só sabem enviar pacotes de um lado para o outro, sem diferencia-lo ou examinar seu conteudo.</text:p>
      <text:p text:style-name="P11"/>
      <text:p text:style-name="P13"><text:span text:style-name="T4">BGP -</text:span> Os sistemas autonomos usam um protocolo, conjunto de regras próprio para conversarem entre si, esse protocolo de roteamento serve para eles se comunicarem com o restante da internet e é chamado de “BGP”, ele serve para ensinar caminhos ou rotas e construir mapas.</text:p>
      <text:p text:style-name="P13"/>
      <text:p text:style-name="P13">Cada sistema autonomo sabe os endereços de IP de seus próprios usuarios ou serviços, usando o protocolo BGP o AS envia informações para seus vizinhos e recebe deles a informação <text:soft-page-break/>correspondente, esse mapa de informações recebe o nome de “tabela BGP”.</text:p>
      <text:p text:style-name="P13"/>
      <text:p text:style-name="P13"><text:span text:style-name="T4">PTT -</text:span> <text:span text:style-name="T5">É um local onde diversas redes diferentes se interconectam fisicamente.</text:span></text:p>
      <text:p text:style-name="P13"/>
      <text:p text:style-name="P14"><text:span text:style-name="T4">Resumo - </text:span>Os serviços acessados na internet são redes independentes (Sistemas autonomos ou AS) que estão interligadas de alguma forma a todas as demais.</text:p>
      <text:p text:style-name="P14">Elas fazem acordos entre si para transportar os pacotes umas das outras e muitas vezes usam PTTs para se interligar a um numero grande de outras redes em um único lugar.</text:p>
      <text:p text:style-name="P14">Essas redes informam os endereços IP de seus serviços de usuarios umas as outras através de um protocolo chamado BGP que permite que cada uma delas crie para si um grande mapa de toda a internet, ensinando os caminhos para que os pacotes possam ir de um lugar para outro.</text:p>
      <text:h text:style-name="P24" text:outline-level="2">DNS</text:h>
      <text:p text:style-name="P16">Domain Name System (sistema de nomes de dominios) <text:span text:style-name="T6">ou DNS é <text:s/>uma grande tabela </text:span><text:span text:style-name="T7">que contém o registro de todos os dominios da internet, essa tabela é dividida e destribuida entre muitos servidores na internet. A sua função não é hospedar sites ou aplicações, mas sim permitir que as requisições cheguem ao locais corretos. Um servidor DNS é feito única e exclusivamente para a tradução de dominios para endereços de IP.</text:span></text:p>
      <text:p text:style-name="P22"><text:span text:style-name="T8"/></text:p>
      <text:p text:style-name="P18">O DNS na verdade é um sistema destribuido e hierarquico, começando com os servidores raiz, que tem as informações sobre <text:soft-page-break/>as principais partes em que é dividida essa tabela (sistema de nomes), tem dois tipos de dominios de primeiro nivel:</text:p>
      <text:p text:style-name="P18"><text:s text:c="5"/>- Os que usam siglas que representam países chamados de </text:p>
      <text:p text:style-name="P18"><text:s text:c="5"/>CCTLDs (country code top level domains), Terminam com .br </text:p>
      <text:p text:style-name="P18"><text:s text:c="5"/>(brasil), .pt (portugal) etc.</text:p>
      <text:p text:style-name="P18"><text:s text:c="5"/>- Siglas genericas que não são vinculadas a países especificos</text:p>
      <text:p text:style-name="P18"><text:s text:c="5"/>chamados de GTLDs (generic top level domains), terminam </text:p>
      <text:p text:style-name="P18"><text:s text:c="5"/>com .com, .org, .info etc.</text:p>
      <text:p text:style-name="P15"/>
      <text:p text:style-name="P19">Tem um conjunto de servidores na internet cuidando de cada um desses dominios de primeiro nivel, eles conhecem todas as informações relevantes sobre eles, são chamados de autoritativos.</text:p>
      <text:p text:style-name="P17"/>
      <text:p text:style-name="P19">Para criar um site é preciso configurar um servidor DNS que vai vincular o nome do site para um endereço de IP.</text:p>
      <text:p text:style-name="P17"/>
      <text:p text:style-name="P20">Os dispositivos utilizam um componente chamado resolver, ele consulta um servidor recursivo (geralmente disponibilizado pelo provedor de internet), o servidor recursivo consulta toda a arvore de servidores autoritativos começando da raiz para encontrar as informações de um determinado nome:</text:p>
      <text:p text:style-name="P20"/>
      <text:p text:style-name="P17">Um endereço é digitado no navegador → Envia essa questão para o resolver (sistema de DNS do computador) → O resolver encaminhará para o servidor recursivo (normalmente no provedor) → (Se não estiver na lista) O recursivo encaminhará para um dos servidores raiz → O servidor raiz conhece apenas os dominios de primeiro nivel e mandará o recursivo para o servidor autoritativo do dominio de primeiro nivel (.com, .br) → o autoritativo também não reconhece mas sabe o servidor autoritativo de uma parte do <text:soft-page-break/>endereço → o autoritativo do endereço saberá o codigo do endereço digitado no navegador → com essa informação o recursivo enviará para o computador do usuario → o navegador web pode enviar os pacotes para acessar a pagina.</text:p>
      <text:p text:style-name="P17"/>
      <text:p text:style-name="P17"><text:span text:style-name="T9">S</text:span>empre que um e-mail é enviado ou uma pagina web é acessada, os nomes usados são sempre traduzidos para <text:span text:style-name="T9">codigo</text:span> por meio de consultas a diversos servidores do DNS.</text:p>
      <text:h text:style-name="P24" text:outline-level="2">Governança da Internet</text:h>
      <text:p text:style-name="P21">Ninguem cuida da internet, não há uma autoridade central única responsavel pela rede, ela é uma construção coletiva, muitas empresas, universidades, governos, organizações e indivíduos diferentes colaboram para que funcione, mesmo assim há alguns aspectos da rede, recursos tecnicos que exigem um certo grau de centralização e controle para funcionar adequadamente, por isso há organizações responsaveis por eles.</text:p>
      <text:p text:style-name="P21"/>
      <text:p text:style-name="P21">O aspecto que mais chama atenção sobre a governança da internet é a colaboração, ela é multistakeholder, multissetoriais. </text:p>
      <text:p text:style-name="P21"/>
      <text:p text:style-name="P21">Um dos recursos mais importantes na internet são os padrões tecnologicos, a internet é formada por milhares de redes diferentes operadas por diferentes organizações que usam equipamentos de muitos fabricantes diferentes, os padrões são fundamentais pois garantem o minimo de uniformidade necessaria para tudo funcionar em conjunto.</text:p>
      <text:p text:style-name="P21">O IETF é responsavel pelos padrões tecnologicos na internet, documentados nas RFCs, são criados e adotados voluntariamente, zelando pela qualidade tecnica e inter-operabilidade das soluções.</text:p>
      <text:p text:style-name="P21"><text:soft-page-break/></text:p>
      <text:p text:style-name="P21">Outra organização, o W3C é um grande consorcio de empresas e outras entidades, cuida dos padrões especificos para web, uma das aplicações mais importantes da rede e também os desenvolve em um processo aberto.</text:p>
      <text:p text:style-name="P21"/>
      <text:p text:style-name="P21">Os endereços IP e outros numeros como os ASNs também precisam ser gerenciados pois devem ser únicos globalmente, para isso existe a IANA, que funciona como uma especie de controle central de numeros, mas toda destribuição e definição de regras é feita por organizações regionais, chamadas RIRs, como é o caso do LACNIC na região da america latina e caribe, ou como NIC.br no brasil.</text:p>
      <text:p text:style-name="P21"/>
      <text:p text:style-name="P21">O sistema de nomes de dominio é gerenciado pela ICANN, que cuida dos servidores raiz, que são a base do sistema hierarquico de nomes na rede e das regras de gestão dos dominios genericos. A ICANN também é a organização que mantem afunção da IANA. No brasil quem cuida da gestão dos dominios .br é o NICK.br.</text:p>
      <text:p text:style-name="P21"/>
      <text:p text:style-name="P26"><text:span text:style-name="T10">Existe um fórum internacional organizado pela ONU, mas tambem em um modelo coletivo para discutir as demais questões e o próprio processo de governança ou cordenação da internet chamado IGF com reuniões anuais abertas, onde é apenas para discução e não decisões.</text:span></text:p>
      <text:h text:style-name="P24" text:outline-level="2">Links</text:h>
      <text:p text:style-name="P1">- <text:a xlink:type="simple" xlink:href="https://www.youtube.com/watch?v=PaOOO2VdBoc&amp;ab_channel=Refatorando" text:style-name="Internet_20_link" text:visited-style-name="Visited_20_Internet_20_Link">https://www.youtube.com/watch?v=PaOOO2VdBoc&amp;ab_channel=Refatorando</text:a></text:p>
      <text:p text:style-name="P1"/>
      <text:p text:style-name="P1"><text:soft-page-break/>- <text:a xlink:type="simple" xlink:href="https://www.youtube.com/watch?v=AABqPceCwZk&amp;ab_channel=GunCars" text:style-name="Internet_20_link" text:visited-style-name="Visited_20_Internet_20_Link">https://www.youtube.com/watch?v=AABqPceCwZk&amp;ab_channel=GunCars</text:a></text:p>
      <text:p text:style-name="P1"/>
      <text:p text:style-name="P1">- <text:a xlink:type="simple" xlink:href="https://youtu.be/HNQD0qJ0TC4?si=2NzoEiGTf9kNMauB" text:style-name="Internet_20_link" text:visited-style-name="Visited_20_Internet_20_Link">https://youtu.be/HNQD0qJ0TC4?si=2NzoEiGTf9kNMauB</text:a></text:p>
      <text:p text:style-name="P1"/>
      <text:p text:style-name="P1">- <text:a xlink:type="simple" xlink:href="https://youtu.be/C5qNAT_j63M?si=wW9jVY7V99JvePQ0" text:style-name="Internet_20_link" text:visited-style-name="Visited_20_Internet_20_Link">https://youtu.be/C5qNAT_j63M?si=wW9jVY7V99JvePQ0</text:a></text:p>
      <text:p text:style-name="P1">- <text:a xlink:type="simple" xlink:href="https://youtu.be/ACGuo26MswI?si=RP0A0Rv4R5qxnCX" text:style-name="Internet_20_link" text:visited-style-name="Visited_20_Internet_20_Link">https://youtu.be/ACGuo26MswI?si=RP0A0Rv4R5qxnCX</text:a></text:p>
      <text:p text:style-name="P1"/>
      <text:p text:style-name="P1">- <text:a xlink:type="simple" xlink:href="https://youtu.be/ZYsjMEISR6E?si=FiYMBS_roDBh9Aul" text:style-name="Internet_20_link" text:visited-style-name="Visited_20_Internet_20_Link">https://youtu.be/ZYsjMEISR6E?si=FiYMBS_roDBh9Aul</text:a></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22:54:02.484000000</meta:creation-date>
    <dc:date>2023-12-01T11:45:57.837000000</dc:date>
    <meta:editing-duration>PT16H31M39S</meta:editing-duration>
    <meta:editing-cycles>34</meta:editing-cycles>
    <meta:generator>EasyOffice/7.6.2.1.0$Windows_X86_64 LibreOffice_project/0bc4d647150f05f02b71ccb5539a4012b57f1faf</meta:generator>
    <meta:document-statistic meta:table-count="0" meta:image-count="0" meta:object-count="0" meta:page-count="8" meta:paragraph-count="54" meta:word-count="1556" meta:character-count="9782" meta:non-whitespace-character-count="8245"/>
  </office:meta>
</office:document-meta>
</file>